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7">Ejecuta el script 02_creacion_tablas_emple_depart_hjob_y_datos.sql que encontrarás en ikas. Genera un pdf utilizando DataModeler que contenga el esquema relacional correspondiente al script.</text:p>
      <text:p text:style-name="P7"/>
      <text:list xml:id="list6620903738352649956" text:style-name="L1">
        <text:list-item>
          <text:p text:style-name="P8">Obtén los datos de los empleados cuyo salario supera la media de los salarios de la empresa.</text:p>
        </text:list-item>
      </text:list>
      <text:p text:style-name="P7"/>
      <text:p text:style-name="P7"/>
      <text:list xml:id="list1404927909" text:continue-numbering="true" text:style-name="L1">
        <text:list-item>
          <text:p text:style-name="P8"><text:s/>Realiza una consulta que muestre el nombre, el salario y el código del departamento de los empleados cuyo salario supere la media de su departamento.</text:p>
        </text:list-item>
      </text:list>
      <text:p text:style-name="P7"/>
      <text:p text:style-name="P7"/>
      <text:list xml:id="list1934878354" text:continue-numbering="true" text:style-name="L1">
        <text:list-item>
          <text:p text:style-name="P8"><text:s/>Listar las localidades donde existan departamentos con empleados cuya comisión supere el 10% del salario. Realízala de dos formas.</text:p>
        </text:list-item>
      </text:list>
      <text:p text:style-name="P7"><text:s/></text:p>
      <text:list xml:id="list1049839713" text:continue-numbering="true" text:style-name="L1">
        <text:list-header>
          <text:p text:style-name="P8"/>
        </text:list-header>
        <text:list-item>
          <text:p text:style-name="P8">Escribir una consulta para mostrar los apellidos de los empleados que tengan uno o más compañeros de trabajo en sus departamentos con fechas de contratación posteriores paro salarios más altos. </text:p>
        </text:list-item>
      </text:list>
      <text:p text:style-name="P7"/>
      <text:p text:style-name="P7"/>
      <text:list xml:id="list1824623195" text:continue-numbering="true" text:style-name="L1">
        <text:list-item>
          <text:p text:style-name="P8"><text:s/>Buscar los departamentos que no tengan empleados. Hazlo de dos formas.</text:p>
        </text:list-item>
      </text:list>
      <text:p text:style-name="P7"/>
      <text:p text:style-name="P7"/>
      <text:list xml:id="list1269769761" text:continue-numbering="true" text:style-name="L1">
        <text:list-item>
          <text:p text:style-name="P8"><text:s/>Muestra los detalles de los empleados que han cambiado de puesto al menos dos veces. 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3-01-07T18:16:12.31</meta:creation-date>
    <meta:editing-cycles>27</meta:editing-cycles>
    <meta:editing-duration>PT5H31M4S</meta:editing-duration>
    <meta:initial-creator>B I-I</meta:initial-creator>
    <dc:date>2017-02-16T20:15:52</dc:date>
    <dc:creator>B. I-I </dc:creator>
    <meta:document-statistic meta:table-count="1" meta:image-count="1" meta:object-count="0" meta:page-count="1" meta:paragraph-count="12" meta:word-count="152" meta:character-count="1138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Plantilla_ejercicios_examenes_BD.ott" meta:date="2013-01-07T18:16:12"/>
  </office:meta>
</office:document-meta>
</file>